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24-12-0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20-11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20-01-14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9-01-2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8-01-0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6-12-2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4-12-10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4-01-07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2-12-12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1-12-13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0-12-1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10-01-2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9-02-0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8-01-3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7-01-2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6-01-1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5-02-02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4-02-1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3-02-1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2-01-0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2001-01-03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7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8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69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06095481101</text:p>
          </table:table-cell>
          <table:table-cell office:value-type="string" calcext:value-type="string">
            <text:p>196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